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>
      <style:text-properties officeooo:paragraph-rsid="001ec6c7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a7ab2"/>
    </style:style>
    <style:style style:name="P16" style:family="paragraph" style:parent-style-name="Footer">
      <style:paragraph-properties fo:text-align="center" style:justify-single-word="false"/>
      <style:text-properties officeooo:paragraph-rsid="001d8245"/>
    </style:style>
    <style:style style:name="P17" style:family="paragraph" style:parent-style-name="Table_20_Contents">
      <style:text-properties officeooo:rsid="001ec6c7" officeooo:paragraph-rsid="001ec6c7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ec6c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1ec6c7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47599326896" text:id="ct1406475993268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47599383792" text:id="ct1406475993837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47599428912" text:id="ct14064759942891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647599326896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647599383792"/><text:change-start text:change-id="ct140647599428912"/>Version History<text:change-end text:change-id="ct14064759942891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3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7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d824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38:00.82866920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6M6S</meta:editing-duration>
    <meta:generator>LibreOffice/4.4.0.3$MacOSX_X86_64 LibreOffice_project/de093506bcdc5fafd9023ee680b8c60e3e0645d7</meta:generator>
    <dc:date>2016-02-08T09:38:00.682697000</dc:date>
    <meta:printed-by>Bob Jacobsen</meta:printed-by>
    <meta:print-date>2010-09-15T08:46:04</meta:print-date>
    <meta:document-statistic meta:table-count="2" meta:image-count="0" meta:object-count="0" meta:page-count="1" meta:paragraph-count="16" meta:word-count="90" meta:character-count="559" meta:non-whitespace-character-count="477"/>
  </office:meta>
</office:document-meta>
</file>